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Tag.doEndTag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MessageTag.addArgument( @ Nullable Object arg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Tag.resolveMessag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MessageTag.setScope( String sco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Tag.setMessage( MessageSourceResolvabl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Tag.setVar( String v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Tag.rele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Tag.resolveArguments( @ Nullable Object argument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MessageTag.setArguments( Object argu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Tag.getNoSuchMessageExceptionDescription( NoSuchMessage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Tag.appendArguments( @ Nullable Object [ ] sourceArguments , Object [ ] additionalArgumen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ssageTag.setJavaScriptEscape( boolean javaScriptEsca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Tag.setCode( String 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Tag.getMessag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Tag.writeMessage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Tag.setText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Tag.doStartTagInter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Tag.setArgumentSeparator( String argumentSepa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